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401f5" officeooo:paragraph-rsid="000401f5"/>
    </style:style>
    <style:style style:name="P2" style:family="paragraph" style:parent-style-name="Text_20_body">
      <style:text-properties officeooo:paragraph-rsid="0026390f"/>
    </style:style>
    <style:style style:name="P3" style:family="paragraph" style:parent-style-name="Title">
      <style:text-properties officeooo:rsid="0027a7cc" officeooo:paragraph-rsid="0027a7cc"/>
    </style:style>
    <style:style style:name="P4" style:family="paragraph" style:parent-style-name="Standard" style:list-style-name="L2">
      <style:paragraph-properties fo:line-height="100%"/>
      <style:text-properties officeooo:rsid="0006e15a" officeooo:paragraph-rsid="0006e15a"/>
    </style:style>
    <style:style style:name="P5" style:family="paragraph" style:parent-style-name="Standard" style:list-style-name="L2">
      <style:paragraph-properties fo:line-height="100%"/>
      <style:text-properties officeooo:rsid="000c2af5" officeooo:paragraph-rsid="000700bb"/>
    </style:style>
    <style:style style:name="P6" style:family="paragraph" style:parent-style-name="Standard" style:list-style-name="L2">
      <style:paragraph-properties fo:line-height="100%"/>
      <style:text-properties officeooo:rsid="000c2af5" officeooo:paragraph-rsid="001e8091"/>
    </style:style>
    <style:style style:name="P7" style:family="paragraph" style:parent-style-name="Standard" style:list-style-name="L2">
      <style:paragraph-properties fo:line-height="100%"/>
      <style:text-properties officeooo:rsid="000700bb" officeooo:paragraph-rsid="001e8091"/>
    </style:style>
    <style:style style:name="P8" style:family="paragraph" style:parent-style-name="Standard" style:list-style-name="L2">
      <style:paragraph-properties fo:line-height="100%"/>
      <style:text-properties officeooo:rsid="000aed1c" officeooo:paragraph-rsid="00204ebe"/>
    </style:style>
    <style:style style:name="P9" style:family="paragraph" style:parent-style-name="Standard" style:list-style-name="L2">
      <style:paragraph-properties fo:line-height="100%"/>
      <style:text-properties officeooo:rsid="00203f9a" officeooo:paragraph-rsid="00204ebe"/>
    </style:style>
    <style:style style:name="P10" style:family="paragraph" style:parent-style-name="Standard" style:list-style-name="L2">
      <style:paragraph-properties fo:line-height="100%"/>
      <style:text-properties officeooo:rsid="000e403c" officeooo:paragraph-rsid="000fc0d2"/>
    </style:style>
    <style:style style:name="P11" style:family="paragraph" style:parent-style-name="Standard" style:list-style-name="L2">
      <style:paragraph-properties fo:line-height="100%"/>
      <style:text-properties officeooo:rsid="000dfc47" officeooo:paragraph-rsid="000fc0d2"/>
    </style:style>
    <style:style style:name="P12" style:family="paragraph" style:parent-style-name="Standard" style:list-style-name="L2">
      <style:paragraph-properties fo:line-height="100%"/>
      <style:text-properties officeooo:rsid="000dfc47" officeooo:paragraph-rsid="000dfc47"/>
    </style:style>
    <style:style style:name="P13" style:family="paragraph" style:parent-style-name="Standard" style:list-style-name="L2">
      <style:paragraph-properties fo:line-height="100%"/>
      <style:text-properties officeooo:rsid="00219c29" officeooo:paragraph-rsid="00219c29"/>
    </style:style>
    <style:style style:name="P14" style:family="paragraph" style:parent-style-name="Standard" style:list-style-name="L1">
      <style:paragraph-properties fo:margin-top="0.101cm" fo:margin-bottom="0.101cm" loext:contextual-spacing="false" fo:line-height="100%"/>
      <style:text-properties officeooo:rsid="00090030" officeooo:paragraph-rsid="00090030"/>
    </style:style>
    <style:style style:name="P15" style:family="paragraph" style:parent-style-name="Standard" style:list-style-name="L1">
      <style:paragraph-properties fo:margin-top="0.101cm" fo:margin-bottom="0.101cm" loext:contextual-spacing="false" fo:line-height="100%"/>
      <style:text-properties officeooo:rsid="000401f5" officeooo:paragraph-rsid="000401f5"/>
    </style:style>
    <style:style style:name="P16" style:family="paragraph" style:parent-style-name="Standard" style:list-style-name="L1">
      <style:paragraph-properties fo:margin-top="0.101cm" fo:margin-bottom="0.101cm" loext:contextual-spacing="false" fo:line-height="100%"/>
      <style:text-properties officeooo:rsid="0017da7a" officeooo:paragraph-rsid="0017da7a"/>
    </style:style>
    <style:style style:name="P17" style:family="paragraph" style:parent-style-name="Standard" style:list-style-name="L1">
      <style:paragraph-properties fo:margin-top="0.101cm" fo:margin-bottom="0.101cm" loext:contextual-spacing="false" fo:line-height="100%"/>
      <style:text-properties officeooo:rsid="000637e2" officeooo:paragraph-rsid="000637e2"/>
    </style:style>
    <style:style style:name="P18" style:family="paragraph" style:parent-style-name="Text_20_body">
      <style:text-properties fo:font-weight="bold" officeooo:rsid="0026390f" officeooo:paragraph-rsid="0026390f" style:font-weight-asian="bold" style:font-weight-complex="bold"/>
    </style:style>
    <style:style style:name="P19" style:family="paragraph" style:parent-style-name="Text_20_body" style:list-style-name="L1">
      <style:paragraph-properties fo:margin-top="0.101cm" fo:margin-bottom="0.101cm" loext:contextual-spacing="false" fo:line-height="100%"/>
      <style:text-properties officeooo:rsid="00030aad" officeooo:paragraph-rsid="00030aad"/>
    </style:style>
    <style:style style:name="P20" style:family="paragraph" style:parent-style-name="Text_20_body" style:list-style-name="L1">
      <style:paragraph-properties fo:margin-top="0.101cm" fo:margin-bottom="0.101cm" loext:contextual-spacing="false" fo:line-height="100%"/>
      <style:text-properties officeooo:rsid="000b6021" officeooo:paragraph-rsid="000b6021"/>
    </style:style>
    <style:style style:name="P21" style:family="paragraph" style:parent-style-name="Text_20_body" style:list-style-name="L1">
      <style:paragraph-properties fo:margin-top="0.101cm" fo:margin-bottom="0.101cm" loext:contextual-spacing="false" fo:line-height="100%"/>
      <style:text-properties officeooo:rsid="00033c05" officeooo:paragraph-rsid="00033c05"/>
    </style:style>
    <style:style style:name="P22" style:family="paragraph" style:parent-style-name="Text_20_body" style:list-style-name="L1">
      <style:paragraph-properties fo:margin-top="0.101cm" fo:margin-bottom="0.101cm" loext:contextual-spacing="false" fo:line-height="100%"/>
      <style:text-properties officeooo:rsid="000520d4" officeooo:paragraph-rsid="000679a2"/>
    </style:style>
    <style:style style:name="P23" style:family="paragraph" style:parent-style-name="Text_20_body" style:list-style-name="L1">
      <style:paragraph-properties fo:margin-top="0.101cm" fo:margin-bottom="0.101cm" loext:contextual-spacing="false" fo:line-height="100%"/>
      <style:text-properties officeooo:rsid="00111076" officeooo:paragraph-rsid="00111076"/>
    </style:style>
    <style:style style:name="P24" style:family="paragraph" style:parent-style-name="Text_20_body" style:list-style-name="L1">
      <style:paragraph-properties fo:margin-top="0.101cm" fo:margin-bottom="0.101cm" loext:contextual-spacing="false" fo:line-height="100%"/>
      <style:text-properties officeooo:rsid="0029661f" officeooo:paragraph-rsid="0029661f"/>
    </style:style>
    <style:style style:name="T1" style:family="text">
      <style:text-properties officeooo:rsid="0004f255"/>
    </style:style>
    <style:style style:name="T2" style:family="text">
      <style:text-properties officeooo:rsid="000679a2"/>
    </style:style>
    <style:style style:name="T3" style:family="text">
      <style:text-properties officeooo:rsid="00052d8b"/>
    </style:style>
    <style:style style:name="T4" style:family="text">
      <style:text-properties officeooo:rsid="00097822"/>
    </style:style>
    <style:style style:name="T5" style:family="text">
      <style:text-properties officeooo:rsid="001453c7"/>
    </style:style>
    <style:style style:name="T6" style:family="text">
      <style:text-properties officeooo:rsid="00171b91"/>
    </style:style>
    <style:style style:name="T7" style:family="text">
      <style:text-properties officeooo:rsid="0017da7a"/>
    </style:style>
    <style:style style:name="T8" style:family="text">
      <style:text-properties officeooo:rsid="00187fff"/>
    </style:style>
    <style:style style:name="T9" style:family="text">
      <style:text-properties officeooo:rsid="001e8091"/>
    </style:style>
    <style:style style:name="T10" style:family="text">
      <style:text-properties officeooo:rsid="00220b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mplifir</text:p>
      <text:p text:style-name="Title">Initial Plannig Document</text:p>
      <text:p text:style-name="P2"/>
      <text:p text:style-name="P18">By: João Pedro Martins Neves (SHIVAÝL)</text:p>
      <text:h text:style-name="Heading_20_1" text:outline-level="1">Tech <text:span text:style-name="T3">Stack</text:span></text:h>
      <text:list xml:id="list1320424976" text:style-name="L1">
        <text:list-item>
          <text:p text:style-name="P19">Frontend:</text:p>
          <text:list>
            <text:list-item>
              <text:p text:style-name="P19">Framework: Angular</text:p>
            </text:list-item>
            <text:list-item>
              <text:p text:style-name="P20">Style Library: Bootstrap</text:p>
            </text:list-item>
          </text:list>
        </text:list-item>
        <text:list-item>
          <text:p text:style-name="P21">Ser<text:span text:style-name="T1">v</text:span>er</text:p>
          <text:list>
            <text:list-item>
              <text:p text:style-name="P22">C#, .NET <text:span text:style-name="T2">Core </text:span>and ASP.NET <text:span text:style-name="T2">Core 3</text:span></text:p>
            </text:list-item>
            <text:list-item>
              <text:p text:style-name="P23">Dapper.<text:span text:style-name="T5">NET</text:span></text:p>
            </text:list-item>
            <text:list-item>
              <text:p text:style-name="P24">Autofac</text:p>
            </text:list-item>
            <text:list-item>
              <text:p text:style-name="P24">Polly</text:p>
            </text:list-item>
          </text:list>
        </text:list-item>
        <text:list-item>
          <text:p text:style-name="P21">Database</text:p>
          <text:list>
            <text:list-item>
              <text:p text:style-name="P14">PostgreSQL</text:p>
            </text:list-item>
          </text:list>
        </text:list-item>
        <text:list-item>
          <text:p text:style-name="P15">Application Host</text:p>
          <text:list>
            <text:list-item>
              <text:p text:style-name="P15">Azure</text:p>
            </text:list-item>
          </text:list>
        </text:list-item>
        <text:list-item>
          <text:p text:style-name="P15">Database Host</text:p>
          <text:list>
            <text:list-item>
              <text:p text:style-name="P15"><text:span text:style-name="T7">E</text:span>lephant<text:span text:style-name="T7">SQL (free/development)</text:span></text:p>
            </text:list-item>
            <text:list-item>
              <text:p text:style-name="P16">Azure <text:span text:style-name="T8">PostreSQL Database Service</text:span> (paid/<text:span text:style-name="T8">production</text:span>)</text:p>
            </text:list-item>
          </text:list>
        </text:list-item>
        <text:list-item>
          <text:p text:style-name="P17">Analytics</text:p>
        </text:list-item>
        <text:list-item>
          <text:p text:style-name="P17">Log<text:span text:style-name="T4">ging</text:span></text:p>
        </text:list-item>
      </text:list>
      <text:p text:style-name="P1"/>
      <text:h text:style-name="Heading_20_1" text:outline-level="1">Application Pages <text:span text:style-name="T6">(Feature Roadmap)</text:span></text:h>
      <text:list xml:id="list2136347766" text:style-name="L2">
        <text:list-item>
          <text:p text:style-name="P4">Profile</text:p>
        </text:list-item>
        <text:list-item>
          <text:p text:style-name="P5">Feed <text:span text:style-name="T9">(shouts from people the user follows)</text:span></text:p>
        </text:list-item>
        <text:list-item>
          <text:p text:style-name="P7">Settings</text:p>
        </text:list-item>
        <text:list-item>
          <text:p text:style-name="P8">Public Index (Login)</text:p>
          <text:p text:style-name="P9">[PRODUCTION v1]</text:p>
        </text:list-item>
        <text:list-item>
          <text:p text:style-name="P6">Explore <text:span text:style-name="T9">(search hashtags, most popular shouts, etc.)</text:span></text:p>
        </text:list-item>
        <text:list-item>
          <text:p text:style-name="P10">Bookmarks</text:p>
        </text:list-item>
        <text:list-item>
          <text:p text:style-name="P11"><text:soft-page-break/>Notifications</text:p>
        </text:list-item>
        <text:list-item>
          <text:p text:style-name="P13">(Reshout <text:span text:style-name="T10">other users shouts</text:span>)</text:p>
        </text:list-item>
        <text:list-item>
          <text:p text:style-name="P12">Messag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19-12-02T23:27:26.408000000</dc:date>
    <meta:editing-duration>PT9H53M32S</meta:editing-duration>
    <meta:editing-cycles>42</meta:editing-cycles>
    <meta:document-statistic meta:table-count="0" meta:image-count="0" meta:object-count="0" meta:page-count="2" meta:paragraph-count="32" meta:word-count="103" meta:character-count="611" meta:non-whitespace-character-count="566"/>
  </office:meta>
</office:document-meta>
</file>